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co14" style:family="table-column">
      <style:table-column-properties fo:break-before="auto" style:column-width="23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number-columns-repeated="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table:formula="of:=&quot;Yimaiaceae &quot;" office:value-type="string" office:string-value="Yimaiaceae " calcext:value-type="string">
            <text:p>Yimaiaceae </text:p>
          </table:table-cell>
          <table:table-cell/>
          <table:table-cell office:value-type="string" calcext:value-type="string">
            <text:p>genus</text:p>
          </table:table-cell>
          <table:table-cell table:formula="of:=&quot;Yimaiaceae &quot;" office:value-type="string" office:string-value="Yimaiaceae " calcext:value-type="string">
            <text:p>Yimaiaceae 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Check for spaces in the genus (e.g., “Yimaiaceae ”)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5:27:14.733717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5:29:15.668606665</dc:date>
    <meta:editing-duration>PT8M37S</meta:editing-duration>
    <meta:editing-cycles>3</meta:editing-cycles>
    <meta:generator>LibreOffice/6.0.7.3$Linux_X86_64 LibreOffice_project/00m0$Build-3</meta:generator>
    <meta:document-statistic meta:table-count="9" meta:cell-count="75" meta:object-count="0"/>
  </office:meta>
</office:document-meta>
</file>